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Resume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_n</text:p>
          </table:table-cell>
          <table:table-cell table:style-name="ce3" office:value-type="string" calcext:value-type="string">
            <text:p>s_n</text:p>
          </table:table-cell>
          <table:table-cell table:style-name="ce3" office:value-type="string" calcext:value-type="string">
            <text:p>m_x</text:p>
          </table:table-cell>
          <table:table-cell table:style-name="ce3" office:value-type="string" calcext:value-type="string">
            <text:p>s_x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office:value-type="float" office:value="4108" calcext:value-type="float">
            <text:p>4108</text:p>
          </table:table-cell>
          <table:table-cell office:value-type="float" office:value="26.95764" calcext:value-type="float">
            <text:p>26.95764</text:p>
          </table:table-cell>
          <table:table-cell office:value-type="float" office:value="20.64924" calcext:value-type="float">
            <text:p>20.64924</text:p>
          </table:table-cell>
          <table:table-cell office:value-type="float" office:value="4.160443" calcext:value-type="float">
            <text:p>4.160443</text:p>
          </table:table-cell>
          <table:table-cell office:value-type="float" office:value="1.274754" calcext:value-type="float">
            <text:p>1.27475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office:value-type="float" office:value="2933" calcext:value-type="float">
            <text:p>2933</text:p>
          </table:table-cell>
          <table:table-cell office:value-type="float" office:value="11.33549" calcext:value-type="float">
            <text:p>11.33549</text:p>
          </table:table-cell>
          <table:table-cell office:value-type="float" office:value="6.528244" calcext:value-type="float">
            <text:p>6.528244</text:p>
          </table:table-cell>
          <table:table-cell office:value-type="float" office:value="4.143336" calcext:value-type="float">
            <text:p>4.143336</text:p>
          </table:table-cell>
          <table:table-cell office:value-type="float" office:value="1.089131" calcext:value-type="float">
            <text:p>1.08913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table:style-name="Default" office:value-type="float" office:value="15053" calcext:value-type="float">
            <text:p>15053</text:p>
          </table:table-cell>
          <table:table-cell table:style-name="Default" office:value-type="float" office:value="25.57171" calcext:value-type="float">
            <text:p>25.57171</text:p>
          </table:table-cell>
          <table:table-cell office:value-type="float" office:value="13.6187" calcext:value-type="float">
            <text:p>13.6187</text:p>
          </table:table-cell>
          <table:table-cell office:value-type="float" office:value="4.961791" calcext:value-type="float">
            <text:p>4.961791</text:p>
          </table:table-cell>
          <table:table-cell office:value-type="float" office:value="0.8237621" calcext:value-type="float">
            <text:p>0.823762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float" office:value="54238" calcext:value-type="float">
            <text:p>54238</text:p>
          </table:table-cell>
          <table:table-cell office:value-type="float" office:value="6.248885" calcext:value-type="float">
            <text:p>6.248885</text:p>
          </table:table-cell>
          <table:table-cell office:value-type="float" office:value="3.31041" calcext:value-type="float">
            <text:p>3.31041</text:p>
          </table:table-cell>
          <table:table-cell office:value-type="float" office:value="3.218085" calcext:value-type="float">
            <text:p>3.218085</text:p>
          </table:table-cell>
          <table:table-cell office:value-type="float" office:value="1.066113" calcext:value-type="float">
            <text:p>1.06611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office:value-type="float" office:value="25037" calcext:value-type="float">
            <text:p>25037</text:p>
          </table:table-cell>
          <table:table-cell office:value-type="float" office:value="16.42765" calcext:value-type="float">
            <text:p>16.42765</text:p>
          </table:table-cell>
          <table:table-cell office:value-type="float" office:value="10.72157" calcext:value-type="float">
            <text:p>10.72157</text:p>
          </table:table-cell>
          <table:table-cell office:value-type="float" office:value="4.292722" calcext:value-type="float">
            <text:p>4.292722</text:p>
          </table:table-cell>
          <table:table-cell office:value-type="float" office:value="1.298795" calcext:value-type="float">
            <text:p>1.29879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float" office:value="18779" calcext:value-type="float">
            <text:p>18779</text:p>
          </table:table-cell>
          <table:table-cell office:value-type="float" office:value="24.04622" calcext:value-type="float">
            <text:p>24.04622</text:p>
          </table:table-cell>
          <table:table-cell office:value-type="float" office:value="11.22322" calcext:value-type="float">
            <text:p>11.22322</text:p>
          </table:table-cell>
          <table:table-cell office:value-type="float" office:value="5.17015" calcext:value-type="float">
            <text:p>5.17015</text:p>
          </table:table-cell>
          <table:table-cell office:value-type="float" office:value="0.8022908" calcext:value-type="float">
            <text:p>0.802290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office:value-type="float" office:value="2951" calcext:value-type="float">
            <text:p>2951</text:p>
          </table:table-cell>
          <table:table-cell office:value-type="float" office:value="22.8204" calcext:value-type="float">
            <text:p>22.8204</text:p>
          </table:table-cell>
          <table:table-cell office:value-type="float" office:value="14.3819" calcext:value-type="float">
            <text:p>14.3819</text:p>
          </table:table-cell>
          <table:table-cell office:value-type="float" office:value="4.599747" calcext:value-type="float">
            <text:p>4.599747</text:p>
          </table:table-cell>
          <table:table-cell office:value-type="float" office:value="1.070064" calcext:value-type="float">
            <text:p>1.07006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office:value-type="float" office:value="6424" calcext:value-type="float">
            <text:p>6424</text:p>
          </table:table-cell>
          <table:table-cell office:value-type="float" office:value="21.65987" calcext:value-type="float">
            <text:p>21.65987</text:p>
          </table:table-cell>
          <table:table-cell office:value-type="float" office:value="12.5664" calcext:value-type="float">
            <text:p>12.5664</text:p>
          </table:table-cell>
          <table:table-cell office:value-type="float" office:value="5.955709" calcext:value-type="float">
            <text:p>5.955709</text:p>
          </table:table-cell>
          <table:table-cell office:value-type="float" office:value="1.705804" calcext:value-type="float">
            <text:p>1.70580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float" office:value="4144" calcext:value-type="float">
            <text:p>4144</text:p>
          </table:table-cell>
          <table:table-cell office:value-type="float" office:value="18.40661" calcext:value-type="float">
            <text:p>18.40661</text:p>
          </table:table-cell>
          <table:table-cell office:value-type="float" office:value="13.34573" calcext:value-type="float">
            <text:p>13.34573</text:p>
          </table:table-cell>
          <table:table-cell office:value-type="float" office:value="4.340449" calcext:value-type="float">
            <text:p>4.340449</text:p>
          </table:table-cell>
          <table:table-cell office:value-type="float" office:value="1.170596" calcext:value-type="float">
            <text:p>1.17059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table:style-name="Default" office:value-type="float" office:value="6030" calcext:value-type="float">
            <text:p>6030</text:p>
          </table:table-cell>
          <table:table-cell office:value-type="float" office:value="11.10166" calcext:value-type="float">
            <text:p>11.10166</text:p>
          </table:table-cell>
          <table:table-cell office:value-type="float" office:value="8.281824" calcext:value-type="float">
            <text:p>8.281824</text:p>
          </table:table-cell>
          <table:table-cell table:style-name="Default" office:value-type="float" office:value="3.759063" calcext:value-type="float">
            <text:p>3.759063</text:p>
          </table:table-cell>
          <table:table-cell table:style-name="Default" office:value-type="float" office:value="0.9341041" calcext:value-type="float">
            <text:p>0.934104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1p</text:p>
          </table:table-cell>
          <table:table-cell table:number-columns-repeated="2" table:style-name="ce3" office:value-type="string" calcext:value-type="string">
            <text:p>4p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office:value-type="float" office:value="0.451225" calcext:value-type="float">
            <text:p>0.451225</text:p>
          </table:table-cell>
          <table:table-cell office:value-type="float" office:value="2.548287" calcext:value-type="float">
            <text:p>2.548287</text:p>
          </table:table-cell>
          <table:table-cell office:value-type="float" office:value="0.1678985" calcext:value-type="float">
            <text:p>0.1678985</text:p>
          </table:table-cell>
          <table:table-cell office:value-type="float" office:value="4.074625" calcext:value-type="float">
            <text:p>4.074625</text:p>
          </table:table-cell>
          <table:table-cell office:value-type="float" office:value="0.002867934" calcext:value-type="float">
            <text:p>0.002867934</text:p>
          </table:table-cell>
          <table:table-cell office:value-type="float" office:value="1.248538" calcext:value-type="float">
            <text:p>1.248538</text:p>
          </table:table-cell>
          <table:table-cell office:value-type="float" office:value="0.3112867" calcext:value-type="float">
            <text:p>0.3112867</text:p>
          </table:table-cell>
          <table:table-cell table:style-name="ce1" office:value-type="float" office:value="2.146616" calcext:value-type="float">
            <text:p>2.146616</text:p>
          </table:table-cell>
          <table:table-cell table:style-name="ce1" office:value-type="float" office:value="0.7894978" calcext:value-type="float">
            <text:p>0.7894978</text:p>
          </table:table-cell>
          <table:table-cell table:style-name="ce1" office:value-type="float" office:value="1.875585" calcext:value-type="float">
            <text:p>1.875585</text:p>
          </table:table-cell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office:value-type="float" office:value="0.6149679" calcext:value-type="float">
            <text:p>0.6149679</text:p>
          </table:table-cell>
          <table:table-cell office:value-type="float" office:value="2.225761" calcext:value-type="float">
            <text:p>2.225761</text:p>
          </table:table-cell>
          <table:table-cell office:value-type="float" office:value="0.2583998" calcext:value-type="float">
            <text:p>0.2583998</text:p>
          </table:table-cell>
          <table:table-cell table:style-name="Default" office:value-type="float" office:value="3.640719" calcext:value-type="float">
            <text:p>3.640719</text:p>
          </table:table-cell>
          <table:table-cell office:value-type="float" office:value="0.01150882" calcext:value-type="float">
            <text:p>0.01150882</text:p>
          </table:table-cell>
          <table:table-cell office:value-type="float" office:value="1.62263" calcext:value-type="float">
            <text:p>1.62263</text:p>
          </table:table-cell>
          <table:table-cell office:value-type="float" office:value="0.4502545" calcext:value-type="float">
            <text:p>0.4502545</text:p>
          </table:table-cell>
          <table:table-cell table:style-name="ce1" office:value-type="float" office:value="1.938652" calcext:value-type="float">
            <text:p>1.938652</text:p>
          </table:table-cell>
          <table:table-cell table:style-name="ce1" office:value-type="float" office:value="1.227192" calcext:value-type="float">
            <text:p>1.227192</text:p>
          </table:table-cell>
          <table:table-cell table:style-name="ce1" office:value-type="float" office:value="1.231829" calcext:value-type="float">
            <text:p>1.231829</text:p>
          </table:table-cell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office:value-type="float" office:value="0.503844" calcext:value-type="float">
            <text:p>0.503844</text:p>
          </table:table-cell>
          <table:table-cell office:value-type="float" office:value="2.769342" calcext:value-type="float">
            <text:p>2.769342</text:p>
          </table:table-cell>
          <table:table-cell office:value-type="float" office:value="0.1750107" calcext:value-type="float">
            <text:p>0.1750107</text:p>
          </table:table-cell>
          <table:table-cell office:value-type="float" office:value="4.360922" calcext:value-type="float">
            <text:p>4.360922</text:p>
          </table:table-cell>
          <table:table-cell office:value-type="float" office:value="0.0037733" calcext:value-type="float">
            <text:p>0.0037733</text:p>
          </table:table-cell>
          <table:table-cell office:value-type="float" office:value="1.422957" calcext:value-type="float">
            <text:p>1.422957</text:p>
          </table:table-cell>
          <table:table-cell office:value-type="float" office:value="0.3399201" calcext:value-type="float">
            <text:p>0.3399201</text:p>
          </table:table-cell>
          <table:table-cell table:style-name="ce1" office:value-type="float" office:value="2.460153" calcext:value-type="float">
            <text:p>2.460153</text:p>
          </table:table-cell>
          <table:table-cell table:style-name="ce1" office:value-type="float" office:value="0.9151143" calcext:value-type="float">
            <text:p>0.9151143</text:p>
          </table:table-cell>
          <table:table-cell table:style-name="ce1" office:value-type="float" office:value="1.957006" calcext:value-type="float">
            <text:p>1.957006</text:p>
          </table:table-cell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float" office:value="0.5795038" calcext:value-type="float">
            <text:p>0.5795038</text:p>
          </table:table-cell>
          <table:table-cell office:value-type="float" office:value="2.400349" calcext:value-type="float">
            <text:p>2.400349</text:p>
          </table:table-cell>
          <table:table-cell office:value-type="float" office:value="0.2070931" calcext:value-type="float">
            <text:p>0.2070931</text:p>
          </table:table-cell>
          <table:table-cell office:value-type="float" office:value="3.608554" calcext:value-type="float">
            <text:p>3.608554</text:p>
          </table:table-cell>
          <table:table-cell office:value-type="float" office:value="0.008644798" calcext:value-type="float">
            <text:p>0.008644798</text:p>
          </table:table-cell>
          <table:table-cell office:value-type="float" office:value="1.485572" calcext:value-type="float">
            <text:p>1.485572</text:p>
          </table:table-cell>
          <table:table-cell office:value-type="float" office:value="0.3829738" calcext:value-type="float">
            <text:p>0.3829738</text:p>
          </table:table-cell>
          <table:table-cell table:style-name="ce1" office:value-type="float" office:value="2.000977" calcext:value-type="float">
            <text:p>2.000977</text:p>
          </table:table-cell>
          <table:table-cell table:style-name="ce1" office:value-type="float" office:value="0.946682" calcext:value-type="float">
            <text:p>0.946682</text:p>
          </table:table-cell>
          <table:table-cell table:style-name="ce1" office:value-type="float" office:value="1.678405" calcext:value-type="float">
            <text:p>1.678405</text:p>
          </table:table-cell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office:value-type="float" office:value="0.6251582" calcext:value-type="float">
            <text:p>0.6251582</text:p>
          </table:table-cell>
          <table:table-cell office:value-type="float" office:value="0.3483891" calcext:value-type="float">
            <text:p>0.3483891</text:p>
          </table:table-cell>
          <table:table-cell office:value-type="float" office:value="0.7713861" calcext:value-type="float">
            <text:p>0.7713861</text:p>
          </table:table-cell>
          <table:table-cell office:value-type="float" office:value="4.433468" calcext:value-type="float">
            <text:p>4.433468</text:p>
          </table:table-cell>
          <table:table-cell office:value-type="float" office:value="0.00852052" calcext:value-type="float">
            <text:p>0.00852052</text:p>
          </table:table-cell>
          <table:table-cell office:value-type="float" office:value="1.950506" calcext:value-type="float">
            <text:p>1.950506</text:p>
          </table:table-cell>
          <table:table-cell office:value-type="float" office:value="0.6387276" calcext:value-type="float">
            <text:p>0.6387276</text:p>
          </table:table-cell>
          <table:table-cell table:style-name="ce1" office:value-type="float" office:value="-0.4264035" calcext:value-type="float">
            <text:p>-0.4264035</text:p>
          </table:table-cell>
          <table:table-cell table:style-name="ce1" office:value-type="float" office:value="2.995538" calcext:value-type="float">
            <text:p>2.995538</text:p>
          </table:table-cell>
          <table:table-cell table:style-name="ce1" office:value-type="float" office:value="-3.966951" calcext:value-type="float">
            <text:p>-3.966951</text:p>
          </table:table-cell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float" office:value="0.5266969" calcext:value-type="float">
            <text:p>0.5266969</text:p>
          </table:table-cell>
          <table:table-cell office:value-type="float" office:value="2.725945" calcext:value-type="float">
            <text:p>2.725945</text:p>
          </table:table-cell>
          <table:table-cell office:value-type="float" office:value="0.1947691" calcext:value-type="float">
            <text:p>0.1947691</text:p>
          </table:table-cell>
          <table:table-cell office:value-type="float" office:value="4.519955" calcext:value-type="float">
            <text:p>4.519955</text:p>
          </table:table-cell>
          <table:table-cell office:value-type="float" office:value="0.004189324" calcext:value-type="float">
            <text:p>0.004189324</text:p>
          </table:table-cell>
          <table:table-cell office:value-type="float" office:value="1.520778" calcext:value-type="float">
            <text:p>1.520778</text:p>
          </table:table-cell>
          <table:table-cell office:value-type="float" office:value="0.37026" calcext:value-type="float">
            <text:p>0.37026</text:p>
          </table:table-cell>
          <table:table-cell table:style-name="ce1" office:value-type="float" office:value="2.49658" calcext:value-type="float">
            <text:p>2.49658</text:p>
          </table:table-cell>
          <table:table-cell table:style-name="ce1" office:value-type="float" office:value="1.046471" calcext:value-type="float">
            <text:p>1.046471</text:p>
          </table:table-cell>
          <table:table-cell table:style-name="ce1" office:value-type="float" office:value="1.796204" calcext:value-type="float">
            <text:p>1.796204</text:p>
          </table:table-cell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office:value-type="float" office:value="0.512718" calcext:value-type="float">
            <text:p>0.512718</text:p>
          </table:table-cell>
          <table:table-cell office:value-type="float" office:value="2.540463" calcext:value-type="float">
            <text:p>2.540463</text:p>
          </table:table-cell>
          <table:table-cell office:value-type="float" office:value="0.1964578" calcext:value-type="float">
            <text:p>0.1964578</text:p>
          </table:table-cell>
          <table:table-cell office:value-type="float" office:value="4.138182" calcext:value-type="float">
            <text:p>4.138182</text:p>
          </table:table-cell>
          <table:table-cell office:value-type="float" office:value="0.004729161" calcext:value-type="float">
            <text:p>0.004729161</text:p>
          </table:table-cell>
          <table:table-cell office:value-type="float" office:value="1.428874" calcext:value-type="float">
            <text:p>1.428874</text:p>
          </table:table-cell>
          <table:table-cell office:value-type="float" office:value="0.3620222" calcext:value-type="float">
            <text:p>0.3620222</text:p>
          </table:table-cell>
          <table:table-cell table:style-name="ce1" office:value-type="float" office:value="2.231566" calcext:value-type="float">
            <text:p>2.231566</text:p>
          </table:table-cell>
          <table:table-cell table:style-name="ce1" office:value-type="float" office:value="0.9831902" calcext:value-type="float">
            <text:p>0.9831902</text:p>
          </table:table-cell>
          <table:table-cell table:style-name="ce1" office:value-type="float" office:value="1.675703" calcext:value-type="float">
            <text:p>1.675703</text:p>
          </table:table-cell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office:value-type="float" office:value="0.6187678" calcext:value-type="float">
            <text:p>0.6187678</text:p>
          </table:table-cell>
          <table:table-cell office:value-type="float" office:value="2.506957" calcext:value-type="float">
            <text:p>2.506957</text:p>
          </table:table-cell>
          <table:table-cell office:value-type="float" office:value="0.2835524" calcext:value-type="float">
            <text:p>0.2835524</text:p>
          </table:table-cell>
          <table:table-cell office:value-type="float" office:value="4.938852" calcext:value-type="float">
            <text:p>4.938852</text:p>
          </table:table-cell>
          <table:table-cell office:value-type="float" office:value="0.007586526" calcext:value-type="float">
            <text:p>0.007586526</text:p>
          </table:table-cell>
          <table:table-cell office:value-type="float" office:value="1.970069" calcext:value-type="float">
            <text:p>1.970069</text:p>
          </table:table-cell>
          <table:table-cell office:value-type="float" office:value="0.4930649" calcext:value-type="float">
            <text:p>0.4930649</text:p>
          </table:table-cell>
          <table:table-cell table:style-name="ce1" office:value-type="float" office:value="2.641153" calcext:value-type="float">
            <text:p>2.641153</text:p>
          </table:table-cell>
          <table:table-cell table:style-name="ce1" office:value-type="float" office:value="1.801906" calcext:value-type="float">
            <text:p>1.801906</text:p>
          </table:table-cell>
          <table:table-cell table:style-name="ce1" office:value-type="float" office:value="0.6208072" calcext:value-type="float">
            <text:p>0.6208072</text:p>
          </table:table-cell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float" office:value="0.5113629" calcext:value-type="float">
            <text:p>0.5113629</text:p>
          </table:table-cell>
          <table:table-cell office:value-type="float" office:value="2.516847" calcext:value-type="float">
            <text:p>2.516847</text:p>
          </table:table-cell>
          <table:table-cell office:value-type="float" office:value="0.1992913" calcext:value-type="float">
            <text:p>0.1992913</text:p>
          </table:table-cell>
          <table:table-cell office:value-type="float" office:value="4.235846" calcext:value-type="float">
            <text:p>4.235846</text:p>
          </table:table-cell>
          <table:table-cell office:value-type="float" office:value="0.004224778" calcext:value-type="float">
            <text:p>0.004224778</text:p>
          </table:table-cell>
          <table:table-cell office:value-type="float" office:value="1.431962" calcext:value-type="float">
            <text:p>1.431962</text:p>
          </table:table-cell>
          <table:table-cell office:value-type="float" office:value="0.3632882" calcext:value-type="float">
            <text:p>0.3632882</text:p>
          </table:table-cell>
          <table:table-cell table:style-name="ce1" office:value-type="float" office:value="2.223998" calcext:value-type="float">
            <text:p>2.223998</text:p>
          </table:table-cell>
          <table:table-cell table:style-name="ce1" office:value-type="float" office:value="1.005225" calcext:value-type="float">
            <text:p>1.005225</text:p>
          </table:table-cell>
          <table:table-cell table:style-name="ce1" office:value-type="float" office:value="1.603842" calcext:value-type="float">
            <text:p>1.603842</text:p>
          </table:table-cell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office:value-type="float" office:value="0.5310229" calcext:value-type="float">
            <text:p>0.5310229</text:p>
          </table:table-cell>
          <table:table-cell office:value-type="float" office:value="2.546116" calcext:value-type="float">
            <text:p>2.546116</text:p>
          </table:table-cell>
          <table:table-cell office:value-type="float" office:value="0.1753552" calcext:value-type="float">
            <text:p>0.1753552</text:p>
          </table:table-cell>
          <table:table-cell office:value-type="float" office:value="3.721731" calcext:value-type="float">
            <text:p>3.721731</text:p>
          </table:table-cell>
          <table:table-cell office:value-type="float" office:value="0.005964204" calcext:value-type="float">
            <text:p>0.005964204</text:p>
          </table:table-cell>
          <table:table-cell office:value-type="float" office:value="1.375722" calcext:value-type="float">
            <text:p>1.375722</text:p>
          </table:table-cell>
          <table:table-cell office:value-type="float" office:value="0.3366477" calcext:value-type="float">
            <text:p>0.3366477</text:p>
          </table:table-cell>
          <table:table-cell table:style-name="ce1" office:value-type="float" office:value="2.098087" calcext:value-type="float">
            <text:p>2.098087</text:p>
          </table:table-cell>
          <table:table-cell table:style-name="ce1" office:value-type="float" office:value="0.7989028" calcext:value-type="float">
            <text:p>0.7989028</text:p>
          </table:table-cell>
          <table:table-cell table:style-name="ce1" office:value-type="float" office:value="1.944168" calcext:value-type="float">
            <text:p>1.944168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anguag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4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AIC</text:p>
          </table:table-cell>
          <table:table-cell office:value-type="string" calcext:value-type="string">
            <text:p>Arabic</text:p>
          </table:table-cell>
          <table:table-cell office:value-type="float" office:value="1090.844" calcext:value-type="float">
            <text:p>1090.844</text:p>
          </table:table-cell>
          <table:table-cell office:value-type="float" office:value="384.2749" calcext:value-type="float">
            <text:p>384.2749</text:p>
          </table:table-cell>
          <table:table-cell office:value-type="float" office:value="269.8154" calcext:value-type="float">
            <text:p>269.8154</text:p>
          </table:table-cell>
          <table:table-cell office:value-type="float" office:value="266.1654" calcext:value-type="float">
            <text:p>266.1654</text:p>
          </table:table-cell>
          <table:table-cell office:value-type="float" office:value="289.3279" calcext:value-type="float">
            <text:p>289.3279</text:p>
          </table:table-cell>
          <table:table-cell office:value-type="float" office:value="297.2026" calcext:value-type="float">
            <text:p>297.2026</text:p>
          </table:table-cell>
          <table:table-cell office:value-type="float" office:value="262.3716" calcext:value-type="float">
            <text:p>262.37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office:value-type="float" office:value="276.863" calcext:value-type="float">
            <text:p>276.863</text:p>
          </table:table-cell>
          <table:table-cell office:value-type="float" office:value="130.9674" calcext:value-type="float">
            <text:p>130.9674</text:p>
          </table:table-cell>
          <table:table-cell office:value-type="float" office:value="69.99166" calcext:value-type="float">
            <text:p>69.99166</text:p>
          </table:table-cell>
          <table:table-cell office:value-type="float" office:value="60.81138" calcext:value-type="float">
            <text:p>60.81138</text:p>
          </table:table-cell>
          <table:table-cell office:value-type="float" office:value="93.14394" calcext:value-type="float">
            <text:p>93.14394</text:p>
          </table:table-cell>
          <table:table-cell office:value-type="float" office:value="65.02066" calcext:value-type="float">
            <text:p>65.02066</text:p>
          </table:table-cell>
          <table:table-cell office:value-type="float" office:value="45.36524" calcext:value-type="float">
            <text:p>45.365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office:value-type="float" office:value="814.1212" calcext:value-type="float">
            <text:p>814.1212</text:p>
          </table:table-cell>
          <table:table-cell office:value-type="float" office:value="305.711" calcext:value-type="float">
            <text:p>305.711</text:p>
          </table:table-cell>
          <table:table-cell office:value-type="float" office:value="118.4235" calcext:value-type="float">
            <text:p>118.4235</text:p>
          </table:table-cell>
          <table:table-cell office:value-type="float" office:value="95.12272" calcext:value-type="float">
            <text:p>95.12272</text:p>
          </table:table-cell>
          <table:table-cell office:value-type="float" office:value="180.078" calcext:value-type="float">
            <text:p>180.078</text:p>
          </table:table-cell>
          <table:table-cell office:value-type="float" office:value="162.7929" calcext:value-type="float">
            <text:p>162.7929</text:p>
          </table:table-cell>
          <table:table-cell office:value-type="float" office:value="63.15084" calcext:value-type="float">
            <text:p>63.150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float" office:value="274.7122" calcext:value-type="float">
            <text:p>274.7122</text:p>
          </table:table-cell>
          <table:table-cell office:value-type="float" office:value="130.8361" calcext:value-type="float">
            <text:p>130.8361</text:p>
          </table:table-cell>
          <table:table-cell office:value-type="float" office:value="66.45086" calcext:value-type="float">
            <text:p>66.45086</text:p>
          </table:table-cell>
          <table:table-cell office:value-type="float" office:value="58.31919" calcext:value-type="float">
            <text:p>58.31919</text:p>
          </table:table-cell>
          <table:table-cell office:value-type="float" office:value="87.57131" calcext:value-type="float">
            <text:p>87.57131</text:p>
          </table:table-cell>
          <table:table-cell office:value-type="float" office:value="77.64678" calcext:value-type="float">
            <text:p>77.64678</text:p>
          </table:table-cell>
          <table:table-cell office:value-type="float" office:value="45.85485" calcext:value-type="float">
            <text:p>45.854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office:value-type="float" office:value="723.5957" calcext:value-type="float">
            <text:p>723.5957</text:p>
          </table:table-cell>
          <table:table-cell office:value-type="float" office:value="577.7369" calcext:value-type="float">
            <text:p>577.7369</text:p>
          </table:table-cell>
          <table:table-cell office:value-type="float" office:value="579.627" calcext:value-type="float">
            <text:p>579.627</text:p>
          </table:table-cell>
          <table:table-cell office:value-type="float" office:value="579.1179" calcext:value-type="float">
            <text:p>579.1179</text:p>
          </table:table-cell>
          <table:table-cell office:value-type="float" office:value="583.2527" calcext:value-type="float">
            <text:p>583.2527</text:p>
          </table:table-cell>
          <table:table-cell office:value-type="float" office:value="585.1489" calcext:value-type="float">
            <text:p>585.1489</text:p>
          </table:table-cell>
          <table:table-cell office:value-type="float" office:value="585.3539" calcext:value-type="float">
            <text:p>585.35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float" office:value="724.1018" calcext:value-type="float">
            <text:p>724.1018</text:p>
          </table:table-cell>
          <table:table-cell office:value-type="float" office:value="297.556" calcext:value-type="float">
            <text:p>297.556</text:p>
          </table:table-cell>
          <table:table-cell office:value-type="float" office:value="156.0714" calcext:value-type="float">
            <text:p>156.0714</text:p>
          </table:table-cell>
          <table:table-cell office:value-type="float" office:value="143.2676" calcext:value-type="float">
            <text:p>143.2676</text:p>
          </table:table-cell>
          <table:table-cell office:value-type="float" office:value="199.2174" calcext:value-type="float">
            <text:p>199.2174</text:p>
          </table:table-cell>
          <table:table-cell office:value-type="float" office:value="175.6506" calcext:value-type="float">
            <text:p>175.6506</text:p>
          </table:table-cell>
          <table:table-cell office:value-type="float" office:value="128.4756" calcext:value-type="float">
            <text:p>128.47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office:value-type="float" office:value="711.3548" calcext:value-type="float">
            <text:p>711.3548</text:p>
          </table:table-cell>
          <table:table-cell office:value-type="float" office:value="280.6302" calcext:value-type="float">
            <text:p>280.6302</text:p>
          </table:table-cell>
          <table:table-cell office:value-type="float" office:value="182.4615" calcext:value-type="float">
            <text:p>182.4615</text:p>
          </table:table-cell>
          <table:table-cell office:value-type="float" office:value="175.3956" calcext:value-type="float">
            <text:p>175.3956</text:p>
          </table:table-cell>
          <table:table-cell office:value-type="float" office:value="209.2904" calcext:value-type="float">
            <text:p>209.2904</text:p>
          </table:table-cell>
          <table:table-cell office:value-type="float" office:value="194.0616" calcext:value-type="float">
            <text:p>194.0616</text:p>
          </table:table-cell>
          <table:table-cell office:value-type="float" office:value="167.0725" calcext:value-type="float">
            <text:p>167.07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office:value-type="float" office:value="610.8718" calcext:value-type="float">
            <text:p>610.8718</text:p>
          </table:table-cell>
          <table:table-cell office:value-type="float" office:value="310.9919" calcext:value-type="float">
            <text:p>310.9919</text:p>
          </table:table-cell>
          <table:table-cell office:value-type="float" office:value="82.51155" calcext:value-type="float">
            <text:p>82.51155</text:p>
          </table:table-cell>
          <table:table-cell office:value-type="float" office:value="229.3203" calcext:value-type="float">
            <text:p>229.3203</text:p>
          </table:table-cell>
          <table:table-cell office:value-type="float" office:value="263.2695" calcext:value-type="float">
            <text:p>263.2695</text:p>
          </table:table-cell>
          <table:table-cell office:value-type="float" office:value="220.8529" calcext:value-type="float">
            <text:p>220.8529</text:p>
          </table:table-cell>
          <table:table-cell office:value-type="float" office:value="220.8326" calcext:value-type="float">
            <text:p>220.83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float" office:value="705.6768" calcext:value-type="float">
            <text:p>705.6768</text:p>
          </table:table-cell>
          <table:table-cell office:value-type="float" office:value="269.8238" calcext:value-type="float">
            <text:p>269.8238</text:p>
          </table:table-cell>
          <table:table-cell office:value-type="float" office:value="140.3557" calcext:value-type="float">
            <text:p>140.3557</text:p>
          </table:table-cell>
          <table:table-cell office:value-type="float" office:value="127.425" calcext:value-type="float">
            <text:p>127.425</text:p>
          </table:table-cell>
          <table:table-cell office:value-type="float" office:value="186.8685" calcext:value-type="float">
            <text:p>186.8685</text:p>
          </table:table-cell>
          <table:table-cell office:value-type="float" office:value="154.4245" calcext:value-type="float">
            <text:p>154.4245</text:p>
          </table:table-cell>
          <table:table-cell office:value-type="float" office:value="110.8527" calcext:value-type="float">
            <text:p>110.85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office:value-type="float" office:value="412.7796" calcext:value-type="float">
            <text:p>412.7796</text:p>
          </table:table-cell>
          <table:table-cell table:style-name="Default" office:value-type="float" office:value="170.8911" calcext:value-type="float">
            <text:p>170.8911</text:p>
          </table:table-cell>
          <table:table-cell office:value-type="float" office:value="69.91858" calcext:value-type="float">
            <text:p>69.91858</text:p>
          </table:table-cell>
          <table:table-cell table:style-name="ce2" office:value-type="float" office:value="58.94067" calcext:value-type="float">
            <text:p>58.94067</text:p>
          </table:table-cell>
          <table:table-cell office:value-type="float" office:value="100.0707" calcext:value-type="float">
            <text:p>100.0707</text:p>
          </table:table-cell>
          <table:table-cell office:value-type="float" office:value="104.1686" calcext:value-type="float">
            <text:p>104.1686</text:p>
          </table:table-cell>
          <table:table-cell office:value-type="float" office:value="43.47457" calcext:value-type="float">
            <text:p>43.4745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2 IAIC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4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office:value-type="float" office:value="828.4727" calcext:value-type="float">
            <text:p>828.4727</text:p>
          </table:table-cell>
          <table:table-cell office:value-type="float" office:value="121.9033" calcext:value-type="float">
            <text:p>121.9033</text:p>
          </table:table-cell>
          <table:table-cell office:value-type="float" office:value="7.443775" calcext:value-type="float">
            <text:p>7.443775</text:p>
          </table:table-cell>
          <table:table-cell table:style-name="ce2" office:value-type="float" office:value="3.79378" calcext:value-type="float">
            <text:p>3.79378</text:p>
          </table:table-cell>
          <table:table-cell office:value-type="float" office:value="26.9563" calcext:value-type="float">
            <text:p>26.9563</text:p>
          </table:table-cell>
          <table:table-cell office:value-type="float" office:value="34.83093" calcext:value-type="float">
            <text:p>34.830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office:value-type="float" office:value="231.4978" calcext:value-type="float">
            <text:p>231.4978</text:p>
          </table:table-cell>
          <table:table-cell office:value-type="float" office:value="85.60217" calcext:value-type="float">
            <text:p>85.60217</text:p>
          </table:table-cell>
          <table:table-cell office:value-type="float" office:value="24.62642" calcext:value-type="float">
            <text:p>24.62642</text:p>
          </table:table-cell>
          <table:table-cell office:value-type="float" office:value="15.44614" calcext:value-type="float">
            <text:p>15.44614</text:p>
          </table:table-cell>
          <table:table-cell office:value-type="float" office:value="47.7787" calcext:value-type="float">
            <text:p>47.7787</text:p>
          </table:table-cell>
          <table:table-cell office:value-type="float" office:value="19.65542" calcext:value-type="float">
            <text:p>19.655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table:style-name="Default" table:formula="of:=814.1212  - 63.15" office:value-type="float" office:value="750.9712" calcext:value-type="float">
            <text:p>750.9712</text:p>
          </table:table-cell>
          <table:table-cell office:value-type="float" office:value="242.5602" calcext:value-type="float">
            <text:p>242.5602</text:p>
          </table:table-cell>
          <table:table-cell table:style-name="ce2" office:value-type="float" office:value="55.27268" calcext:value-type="float">
            <text:p>55.27268</text:p>
          </table:table-cell>
          <table:table-cell office:value-type="float" office:value="31.97189" calcext:value-type="float">
            <text:p>31.97189</text:p>
          </table:table-cell>
          <table:table-cell office:value-type="float" office:value="116.9272" calcext:value-type="float">
            <text:p>116.9272</text:p>
          </table:table-cell>
          <table:table-cell office:value-type="float" office:value="99.64206" calcext:value-type="float">
            <text:p>99.642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float" office:value="228.8573" calcext:value-type="float">
            <text:p>228.8573</text:p>
          </table:table-cell>
          <table:table-cell office:value-type="float" office:value="84.98125" calcext:value-type="float">
            <text:p>84.98125</text:p>
          </table:table-cell>
          <table:table-cell office:value-type="float" office:value="20.59601" calcext:value-type="float">
            <text:p>20.59601</text:p>
          </table:table-cell>
          <table:table-cell office:value-type="float" office:value="12.46434" calcext:value-type="float">
            <text:p>12.46434</text:p>
          </table:table-cell>
          <table:table-cell office:value-type="float" office:value="41.71647" calcext:value-type="float">
            <text:p>41.71647</text:p>
          </table:table-cell>
          <table:table-cell office:value-type="float" office:value="31.79194" calcext:value-type="float">
            <text:p>31.791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office:value-type="float" office:value="145.8588" calcext:value-type="float">
            <text:p>145.85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890117" calcext:value-type="float">
            <text:p>1.890117</text:p>
          </table:table-cell>
          <table:table-cell office:value-type="float" office:value="1.380989" calcext:value-type="float">
            <text:p>1.380989</text:p>
          </table:table-cell>
          <table:table-cell office:value-type="float" office:value="5.515856" calcext:value-type="float">
            <text:p>5.515856</text:p>
          </table:table-cell>
          <table:table-cell office:value-type="float" office:value="7.41206" calcext:value-type="float">
            <text:p>7.41206</text:p>
          </table:table-cell>
          <table:table-cell office:value-type="float" office:value="7.617023" calcext:value-type="float">
            <text:p>7.6170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float" office:value="595.6262" calcext:value-type="float">
            <text:p>595.6262</text:p>
          </table:table-cell>
          <table:table-cell office:value-type="float" office:value="169.0804" calcext:value-type="float">
            <text:p>169.0804</text:p>
          </table:table-cell>
          <table:table-cell office:value-type="float" office:value="27.59575" calcext:value-type="float">
            <text:p>27.59575</text:p>
          </table:table-cell>
          <table:table-cell office:value-type="float" office:value="14.79203" calcext:value-type="float">
            <text:p>14.79203</text:p>
          </table:table-cell>
          <table:table-cell office:value-type="float" office:value="70.74175" calcext:value-type="float">
            <text:p>70.74175</text:p>
          </table:table-cell>
          <table:table-cell office:value-type="float" office:value="47.175" calcext:value-type="float">
            <text:p>47.1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office:value-type="float" office:value="544.2822" calcext:value-type="float">
            <text:p>544.2822</text:p>
          </table:table-cell>
          <table:table-cell office:value-type="float" office:value="113.5577" calcext:value-type="float">
            <text:p>113.5577</text:p>
          </table:table-cell>
          <table:table-cell office:value-type="float" office:value="15.38895" calcext:value-type="float">
            <text:p>15.38895</text:p>
          </table:table-cell>
          <table:table-cell office:value-type="float" office:value="8.323004" calcext:value-type="float">
            <text:p>8.323004</text:p>
          </table:table-cell>
          <table:table-cell office:value-type="float" office:value="42.2179" calcext:value-type="float">
            <text:p>42.2179</text:p>
          </table:table-cell>
          <table:table-cell office:value-type="float" office:value="26.98902" calcext:value-type="float">
            <text:p>26.989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office:value-type="float" office:value="390.0392" calcext:value-type="float">
            <text:p>390.0392</text:p>
          </table:table-cell>
          <table:table-cell office:value-type="float" office:value="90.15935" calcext:value-type="float">
            <text:p>90.15935</text:p>
          </table:table-cell>
          <table:table-cell office:value-type="float" office:value="16.53307" calcext:value-type="float">
            <text:p>16.53307</text:p>
          </table:table-cell>
          <table:table-cell office:value-type="float" office:value="8.487695" calcext:value-type="float">
            <text:p>8.487695</text:p>
          </table:table-cell>
          <table:table-cell office:value-type="float" office:value="42.43695" calcext:value-type="float">
            <text:p>42.43695</text:p>
          </table:table-cell>
          <table:table-cell office:value-type="float" office:value="0.02030926" calcext:value-type="float">
            <text:p>0.020309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float" office:value="594.8241" calcext:value-type="float">
            <text:p>594.8241</text:p>
          </table:table-cell>
          <table:table-cell office:value-type="float" office:value="158.971" calcext:value-type="float">
            <text:p>158.971</text:p>
          </table:table-cell>
          <table:table-cell office:value-type="float" office:value="29.50299" calcext:value-type="float">
            <text:p>29.50299</text:p>
          </table:table-cell>
          <table:table-cell office:value-type="float" office:value="16.57224" calcext:value-type="float">
            <text:p>16.57224</text:p>
          </table:table-cell>
          <table:table-cell office:value-type="float" office:value="76.01573" calcext:value-type="float">
            <text:p>76.01573</text:p>
          </table:table-cell>
          <table:table-cell office:value-type="float" office:value="43.57179" calcext:value-type="float">
            <text:p>43.571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office:value-type="float" office:value="369.305" calcext:value-type="float">
            <text:p>369.305</text:p>
          </table:table-cell>
          <table:table-cell office:value-type="float" office:value="127.4165" calcext:value-type="float">
            <text:p>127.4165</text:p>
          </table:table-cell>
          <table:table-cell office:value-type="float" office:value="26.44401" calcext:value-type="float">
            <text:p>26.44401</text:p>
          </table:table-cell>
          <table:table-cell table:style-name="ce2" office:value-type="float" office:value="15.4661" calcext:value-type="float">
            <text:p>15.4661</text:p>
          </table:table-cell>
          <table:table-cell office:value-type="float" office:value="56.59616" calcext:value-type="float">
            <text:p>56.59616</text:p>
          </table:table-cell>
          <table:table-cell office:value-type="float" office:value="60.694" calcext:value-type="float">
            <text:p>60.6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4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office:value-type="float" office:value="22.59917" calcext:value-type="float">
            <text:p>22.59917</text:p>
          </table:table-cell>
          <table:table-cell office:value-type="float" office:value="1.184978" calcext:value-type="float">
            <text:p>1.184978</text:p>
          </table:table-cell>
          <table:table-cell office:value-type="float" office:value="0.7324911" calcext:value-type="float">
            <text:p>0.7324911</text:p>
          </table:table-cell>
          <table:table-cell office:value-type="float" office:value="0.7214354" calcext:value-type="float">
            <text:p>0.7214354</text:p>
          </table:table-cell>
          <table:table-cell office:value-type="float" office:value="0.794532" calcext:value-type="float">
            <text:p>0.794532</text:p>
          </table:table-cell>
          <table:table-cell office:value-type="float" office:value="0.8244184" calcext:value-type="float">
            <text:p>0.8244184</text:p>
          </table:table-cell>
          <table:table-cell office:value-type="float" office:value="0.710121" calcext:value-type="float">
            <text:p>0.7101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office:value-type="float" office:value="6.380461" calcext:value-type="float">
            <text:p>6.380461</text:p>
          </table:table-cell>
          <table:table-cell office:value-type="float" office:value="1.110296" calcext:value-type="float">
            <text:p>1.110296</text:p>
          </table:table-cell>
          <table:table-cell office:value-type="float" office:value="0.5311356" calcext:value-type="float">
            <text:p>0.5311356</text:p>
          </table:table-cell>
          <table:table-cell office:value-type="float" office:value="0.4761478" calcext:value-type="float">
            <text:p>0.4761478</text:p>
          </table:table-cell>
          <table:table-cell office:value-type="float" office:value="0.6996916" calcext:value-type="float">
            <text:p>0.6996916</text:p>
          </table:table-cell>
          <table:table-cell office:value-type="float" office:value="0.5063874" calcext:value-type="float">
            <text:p>0.5063874</text:p>
          </table:table-cell>
          <table:table-cell office:value-type="float" office:value="0.3961709" calcext:value-type="float">
            <text:p>0.39617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office:value-type="float" office:value="16.6242" calcext:value-type="float">
            <text:p>16.6242</text:p>
          </table:table-cell>
          <table:table-cell office:value-type="float" office:value="1.170825" calcext:value-type="float">
            <text:p>1.170825</text:p>
          </table:table-cell>
          <table:table-cell office:value-type="float" office:value="0.4391683" calcext:value-type="float">
            <text:p>0.4391683</text:p>
          </table:table-cell>
          <table:table-cell office:value-type="float" office:value="0.3889786" calcext:value-type="float">
            <text:p>0.3889786</text:p>
          </table:table-cell>
          <table:table-cell office:value-type="float" office:value="0.6054668" calcext:value-type="float">
            <text:p>0.6054668</text:p>
          </table:table-cell>
          <table:table-cell office:value-type="float" office:value="0.5561838" calcext:value-type="float">
            <text:p>0.5561838</text:p>
          </table:table-cell>
          <table:table-cell office:value-type="float" office:value="0.3293115" calcext:value-type="float">
            <text:p>0.32931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float" office:value="6.21916" calcext:value-type="float">
            <text:p>6.21916</text:p>
          </table:table-cell>
          <table:table-cell office:value-type="float" office:value="1.108562" calcext:value-type="float">
            <text:p>1.108562</text:p>
          </table:table-cell>
          <table:table-cell office:value-type="float" office:value="0.5092122" calcext:value-type="float">
            <text:p>0.5092122</text:p>
          </table:table-cell>
          <table:table-cell office:value-type="float" office:value="0.4622285" calcext:value-type="float">
            <text:p>0.4622285</text:p>
          </table:table-cell>
          <table:table-cell office:value-type="float" office:value="0.6547797" calcext:value-type="float">
            <text:p>0.6547797</text:p>
          </table:table-cell>
          <table:table-cell office:value-type="float" office:value="0.5885212" calcext:value-type="float">
            <text:p>0.5885212</text:p>
          </table:table-cell>
          <table:table-cell office:value-type="float" office:value="0.3984868" calcext:value-type="float">
            <text:p>0.39848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office:value-type="float" office:value="14.60022" calcext:value-type="float">
            <text:p>14.60022</text:p>
          </table:table-cell>
          <table:table-cell office:value-type="float" office:value="6.338515" calcext:value-type="float">
            <text:p>6.338515</text:p>
          </table:table-cell>
          <table:table-cell office:value-type="float" office:value="6.371281" calcext:value-type="float">
            <text:p>6.371281</text:p>
          </table:table-cell>
          <table:table-cell office:value-type="float" office:value="6.352877" calcext:value-type="float">
            <text:p>6.352877</text:p>
          </table:table-cell>
          <table:table-cell office:value-type="float" office:value="6.503896" calcext:value-type="float">
            <text:p>6.503896</text:p>
          </table:table-cell>
          <table:table-cell office:value-type="float" office:value="6.611156" calcext:value-type="float">
            <text:p>6.611156</text:p>
          </table:table-cell>
          <table:table-cell office:value-type="float" office:value="6.582008" calcext:value-type="float">
            <text:p>6.5820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float" office:value="14.64227" calcext:value-type="float">
            <text:p>14.64227</text:p>
          </table:table-cell>
          <table:table-cell office:value-type="float" office:value="1.290084" calcext:value-type="float">
            <text:p>1.290084</text:p>
          </table:table-cell>
          <table:table-cell office:value-type="float" office:value="0.5742069" calcext:value-type="float">
            <text:p>0.5742069</text:p>
          </table:table-cell>
          <table:table-cell office:value-type="float" office:value="0.5339175" calcext:value-type="float">
            <text:p>0.5339175</text:p>
          </table:table-cell>
          <table:table-cell office:value-type="float" office:value="0.7337273" calcext:value-type="float">
            <text:p>0.7337273</text:p>
          </table:table-cell>
          <table:table-cell office:value-type="float" office:value="0.6453667" calcext:value-type="float">
            <text:p>0.6453667</text:p>
          </table:table-cell>
          <table:table-cell office:value-type="float" office:value="0.490878" calcext:value-type="float">
            <text:p>0.4908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office:value-type="float" office:value="14.95756" calcext:value-type="float">
            <text:p>14.95756</text:p>
          </table:table-cell>
          <table:table-cell office:value-type="float" office:value="1.215584" calcext:value-type="float">
            <text:p>1.215584</text:p>
          </table:table-cell>
          <table:table-cell office:value-type="float" office:value="0.6830178" calcext:value-type="float">
            <text:p>0.6830178</text:p>
          </table:table-cell>
          <table:table-cell office:value-type="float" office:value="0.6555272" calcext:value-type="float">
            <text:p>0.6555272</text:p>
          </table:table-cell>
          <table:table-cell office:value-type="float" office:value="0.7983149" calcext:value-type="float">
            <text:p>0.7983149</text:p>
          </table:table-cell>
          <table:table-cell office:value-type="float" office:value="0.7348555" calcext:value-type="float">
            <text:p>0.7348555</text:p>
          </table:table-cell>
          <table:table-cell office:value-type="float" office:value="0.6245618" calcext:value-type="float">
            <text:p>0.62456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office:value-type="float" office:value="10.37635" calcext:value-type="float">
            <text:p>10.37635</text:p>
          </table:table-cell>
          <table:table-cell office:value-type="float" office:value="1.619771" calcext:value-type="float">
            <text:p>1.619771</text:p>
          </table:table-cell>
          <table:table-cell office:value-type="float" office:value="1.021983" calcext:value-type="float">
            <text:p>1.021983</text:p>
          </table:table-cell>
          <table:table-cell office:value-type="float" office:value="0.9724685" calcext:value-type="float">
            <text:p>0.9724685</text:p>
          </table:table-cell>
          <table:table-cell office:value-type="float" office:value="1.199189" calcext:value-type="float">
            <text:p>1.199189</text:p>
          </table:table-cell>
          <table:table-cell office:value-type="float" office:value="0.9285518" calcext:value-type="float">
            <text:p>0.9285518</text:p>
          </table:table-cell>
          <table:table-cell office:value-type="float" office:value="0.9228295" calcext:value-type="float">
            <text:p>0.92282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float" office:value="15.18544" calcext:value-type="float">
            <text:p>15.18544</text:p>
          </table:table-cell>
          <table:table-cell office:value-type="float" office:value="1.162587" calcext:value-type="float">
            <text:p>1.162587</text:p>
          </table:table-cell>
          <table:table-cell office:value-type="float" office:value="0.5397196" calcext:value-type="float">
            <text:p>0.5397196</text:p>
          </table:table-cell>
          <table:table-cell office:value-type="float" office:value="0.5001893" calcext:value-type="float">
            <text:p>0.5001893</text:p>
          </table:table-cell>
          <table:table-cell office:value-type="float" office:value="0.7095665" calcext:value-type="float">
            <text:p>0.7095665</text:p>
          </table:table-cell>
          <table:table-cell office:value-type="float" office:value="0.5896824" calcext:value-type="float">
            <text:p>0.5896824</text:p>
          </table:table-cell>
          <table:table-cell office:value-type="float" office:value="0.4537302" calcext:value-type="float">
            <text:p>0.45373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table:style-name="Default" office:value-type="float" office:value="8.885238" calcext:value-type="float">
            <text:p>8.885238</text:p>
          </table:table-cell>
          <table:table-cell table:style-name="Default" office:value-type="float" office:value="1.055345" calcext:value-type="float">
            <text:p>1.055345</text:p>
          </table:table-cell>
          <table:table-cell office:value-type="float" office:value="0.4315421" calcext:value-type="float">
            <text:p>0.4315421</text:p>
          </table:table-cell>
          <table:table-cell office:value-type="float" office:value="0.3919239" calcext:value-type="float">
            <text:p>0.3919239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5877715" calcext:value-type="float">
            <text:p>0.5877715</text:p>
          </table:table-cell>
          <table:table-cell office:value-type="float" office:value="0.3422016" calcext:value-type="float">
            <text:p>0.3422016</text:p>
          </table:table-cell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1p</text:p>
          </table:table-cell>
          <table:table-cell table:number-columns-repeated="2" table:style-name="ce3" office:value-type="string" calcext:value-type="string">
            <text:p>4p</text:p>
          </table:table-cell>
        </table:table-row>
        <table:table-row table:style-name="ro1">
          <table:table-cell office:value-type="string" calcext:value-type="string">
            <text:p>Initial Parameters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office:value-type="float" office:value="0.4554496" calcext:value-type="float">
            <text:p>0.4554496</text:p>
          </table:table-cell>
          <table:table-cell office:value-type="float" office:value="1.270666" calcext:value-type="float">
            <text:p>1.270666</text:p>
          </table:table-cell>
          <table:table-cell office:value-type="float" office:value="0.3820036" calcext:value-type="float">
            <text:p>0.3820036</text:p>
          </table:table-cell>
          <table:table-cell office:value-type="float" office:value="2.750813" calcext:value-type="float">
            <text:p>2.750813</text:p>
          </table:table-cell>
          <table:table-cell office:value-type="float" office:value="0.01258184" calcext:value-type="float">
            <text:p>0.01258184</text:p>
          </table:table-cell>
          <table:table-cell table:number-columns-repeated="2" office:value-type="float" office:value="0.3820036" calcext:value-type="float">
            <text:p>0.38200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820036" calcext:value-type="float">
            <text:p>0.382003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asque</text:p>
          </table:table-cell>
          <table:table-cell office:value-type="float" office:value="0.600186" calcext:value-type="float">
            <text:p>0.600186</text:p>
          </table:table-cell>
          <table:table-cell office:value-type="float" office:value="1.300877" calcext:value-type="float">
            <text:p>1.300877</text:p>
          </table:table-cell>
          <table:table-cell office:value-type="float" office:value="0.4917396" calcext:value-type="float">
            <text:p>0.4917396</text:p>
          </table:table-cell>
          <table:table-cell office:value-type="float" office:value="2.621531" calcext:value-type="float">
            <text:p>2.621531</text:p>
          </table:table-cell>
          <table:table-cell office:value-type="float" office:value="0.03591623" calcext:value-type="float">
            <text:p>0.03591623</text:p>
          </table:table-cell>
          <table:table-cell table:number-columns-repeated="2" office:value-type="float" office:value="0.4917396" calcext:value-type="float">
            <text:p>0.4917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17396" calcext:value-type="float">
            <text:p>0.4917396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atalan</text:p>
          </table:table-cell>
          <table:table-cell office:value-type="float" office:value="0.50441" calcext:value-type="float">
            <text:p>0.50441</text:p>
          </table:table-cell>
          <table:table-cell office:value-type="float" office:value="2.236225" calcext:value-type="float">
            <text:p>2.236225</text:p>
          </table:table-cell>
          <table:table-cell office:value-type="float" office:value="0.2531049" calcext:value-type="float">
            <text:p>0.2531049</text:p>
          </table:table-cell>
          <table:table-cell office:value-type="float" office:value="0.917708" calcext:value-type="float">
            <text:p>0.917708</text:p>
          </table:table-cell>
          <table:table-cell office:value-type="float" office:value="0.008551874" calcext:value-type="float">
            <text:p>0.008551874</text:p>
          </table:table-cell>
          <table:table-cell table:number-columns-repeated="2" office:value-type="float" office:value="0.2531049" calcext:value-type="float">
            <text:p>0.25310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31049" calcext:value-type="float">
            <text:p>0.253104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float" office:value="0.6504073" calcext:value-type="float">
            <text:p>0.6504073</text:p>
          </table:table-cell>
          <table:table-cell office:value-type="float" office:value="0.8902825" calcext:value-type="float">
            <text:p>0.8902825</text:p>
          </table:table-cell>
          <table:table-cell office:value-type="float" office:value="0.7129351" calcext:value-type="float">
            <text:p>0.7129351</text:p>
          </table:table-cell>
          <table:table-cell office:value-type="float" office:value="1.695638" calcext:value-type="float">
            <text:p>1.695638</text:p>
          </table:table-cell>
          <table:table-cell office:value-type="float" office:value="0.0910982" calcext:value-type="float">
            <text:p>0.0910982</text:p>
          </table:table-cell>
          <table:table-cell table:number-columns-repeated="2" office:value-type="float" office:value="0.7129351" calcext:value-type="float">
            <text:p>0.71293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129351" calcext:value-type="float">
            <text:p>0.712935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 office:value-type="float" office:value="0.5380269" calcext:value-type="float">
            <text:p>0.5380269</text:p>
          </table:table-cell>
          <table:table-cell office:value-type="float" office:value="1.355121" calcext:value-type="float">
            <text:p>1.355121</text:p>
          </table:table-cell>
          <table:table-cell office:value-type="float" office:value="0.4287423" calcext:value-type="float">
            <text:p>0.4287423</text:p>
          </table:table-cell>
          <table:table-cell office:value-type="float" office:value="2.803838" calcext:value-type="float">
            <text:p>2.803838</text:p>
          </table:table-cell>
          <table:table-cell office:value-type="float" office:value="0.02249318" calcext:value-type="float">
            <text:p>0.02249318</text:p>
          </table:table-cell>
          <table:table-cell table:number-columns-repeated="2" office:value-type="float" office:value="0.4287423" calcext:value-type="float">
            <text:p>0.42874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287423" calcext:value-type="float">
            <text:p>0.4287423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nglish</text:p>
          </table:table-cell>
          <table:table-cell office:value-type="float" office:value="0.52399" calcext:value-type="float">
            <text:p>0.52399</text:p>
          </table:table-cell>
          <table:table-cell office:value-type="float" office:value="2.520777" calcext:value-type="float">
            <text:p>2.520777</text:p>
          </table:table-cell>
          <table:table-cell office:value-type="float" office:value="0.2304598" calcext:value-type="float">
            <text:p>0.2304598</text:p>
          </table:table-cell>
          <table:table-cell office:value-type="float" office:value="4.150991" calcext:value-type="float">
            <text:p>4.150991</text:p>
          </table:table-cell>
          <table:table-cell office:value-type="float" office:value="0.008540257" calcext:value-type="float">
            <text:p>0.008540257</text:p>
          </table:table-cell>
          <table:table-cell table:number-columns-repeated="2" office:value-type="float" office:value="0.2304598" calcext:value-type="float">
            <text:p>0.2304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04598" calcext:value-type="float">
            <text:p>0.230459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 office:value-type="float" office:value="0.5037055" calcext:value-type="float">
            <text:p>0.5037055</text:p>
          </table:table-cell>
          <table:table-cell office:value-type="float" office:value="1.570398" calcext:value-type="float">
            <text:p>1.570398</text:p>
          </table:table-cell>
          <table:table-cell office:value-type="float" office:value="0.357857" calcext:value-type="float">
            <text:p>0.357857</text:p>
          </table:table-cell>
          <table:table-cell office:value-type="float" office:value="3.246392" calcext:value-type="float">
            <text:p>3.246392</text:p>
          </table:table-cell>
          <table:table-cell office:value-type="float" office:value="0.01345094" calcext:value-type="float">
            <text:p>0.01345094</text:p>
          </table:table-cell>
          <table:table-cell table:number-columns-repeated="2" office:value-type="float" office:value="0.357857" calcext:value-type="float">
            <text:p>0.3578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57857" calcext:value-type="float">
            <text:p>0.35785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 office:value-type="float" office:value="0.5911548" calcext:value-type="float">
            <text:p>0.5911548</text:p>
          </table:table-cell>
          <table:table-cell office:value-type="float" office:value="2.067308" calcext:value-type="float">
            <text:p>2.067308</text:p>
          </table:table-cell>
          <table:table-cell office:value-type="float" office:value="0.3518529" calcext:value-type="float">
            <text:p>0.3518529</text:p>
          </table:table-cell>
          <table:table-cell office:value-type="float" office:value="4.192747" calcext:value-type="float">
            <text:p>4.192747</text:p>
          </table:table-cell>
          <table:table-cell office:value-type="float" office:value="0.01439685" calcext:value-type="float">
            <text:p>0.01439685</text:p>
          </table:table-cell>
          <table:table-cell table:number-columns-repeated="2" office:value-type="float" office:value="0.3518529" calcext:value-type="float">
            <text:p>0.35185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518529" calcext:value-type="float">
            <text:p>0.351852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float" office:value="0.5242693" calcext:value-type="float">
            <text:p>0.5242693</text:p>
          </table:table-cell>
          <table:table-cell office:value-type="float" office:value="1.463577" calcext:value-type="float">
            <text:p>1.463577</text:p>
          </table:table-cell>
          <table:table-cell office:value-type="float" office:value="0.3918812" calcext:value-type="float">
            <text:p>0.3918812</text:p>
          </table:table-cell>
          <table:table-cell office:value-type="float" office:value="3.048943" calcext:value-type="float">
            <text:p>3.048943</text:p>
          </table:table-cell>
          <table:table-cell office:value-type="float" office:value="0.01631121" calcext:value-type="float">
            <text:p>0.01631121</text:p>
          </table:table-cell>
          <table:table-cell table:number-columns-repeated="2" office:value-type="float" office:value="0.3918812" calcext:value-type="float">
            <text:p>0.39188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918812" calcext:value-type="float">
            <text:p>0.391881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office:value-type="float" office:value="0.5715697" calcext:value-type="float">
            <text:p>0.5715697</text:p>
          </table:table-cell>
          <table:table-cell office:value-type="float" office:value="1.614105" calcext:value-type="float">
            <text:p>1.614105</text:p>
          </table:table-cell>
          <table:table-cell office:value-type="float" office:value="0.3709107" calcext:value-type="float">
            <text:p>0.3709107</text:p>
          </table:table-cell>
          <table:table-cell office:value-type="float" office:value="2.801096" calcext:value-type="float">
            <text:p>2.801096</text:p>
          </table:table-cell>
          <table:table-cell office:value-type="float" office:value="0.02284495" calcext:value-type="float">
            <text:p>0.02284495</text:p>
          </table:table-cell>
          <table:table-cell table:number-columns-repeated="2" office:value-type="float" office:value="0.3709107" calcext:value-type="float">
            <text:p>0.3709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709107" calcext:value-type="float">
            <text:p>0.3709107</text:p>
          </table:table-cell>
          <table:table-cell table:style-name="ce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12:57:29.525232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0:33:11.943024628</meta:creation-date>
    <dc:date>2019-11-11T15:27:12.092223910</dc:date>
    <meta:editing-duration>PT1H4M39S</meta:editing-duration>
    <meta:editing-cycles>3</meta:editing-cycles>
    <meta:generator>LibreOffice/6.0.7.3$Linux_X86_64 LibreOffice_project/00m0$Build-3</meta:generator>
    <meta:document-statistic meta:table-count="1" meta:cell-count="598" meta:object-count="0"/>
  </office:meta>
</office:document-meta>
</file>